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119.91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 style:data-style-name="N2">
      <style:text-properties style:text-position=""/>
    </style:style>
    <style:style style:name="ce6" style:family="table-cell" style:parent-style-name="Default" style:data-style-name="N2"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escr.</text:p>
          </table:table-cell>
          <table:table-cell table:style-name="ce4" office:value-type="string" calcext:value-type="string">
            <text:p>FlipFlop</text:p>
          </table:table-cell>
          <table:table-cell table:style-name="ce4" office:value-type="string" calcext:value-type="string">
            <text:p>Decoder A</text:p>
          </table:table-cell>
          <table:table-cell table:style-name="ce4" office:value-type="string" calcext:value-type="string">
            <text:p>Decoder B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Dot</text:p>
          </table:table-cell>
          <table:table-cell table:style-name="ce4"/>
          <table:table-cell table:style-name="ce1" office:value-type="string" calcext:value-type="string">
            <text:p>Sum</text:p>
          </table:table-cell>
          <table:table-cell table:style-name="ce4" office:value-type="string" calcext:value-type="string">
            <text:p>Ordered</text:p>
          </table:table-cell>
        </table:table-row>
        <table:table-row table:style-name="ro1">
          <table:table-cell/>
          <table:table-cell table:style-name="ce2" office:value-type="string" calcext:value-type="string">
            <text:p>FTR-B4</text:p>
          </table:table-cell>
          <table:table-cell table:formula="of:=['Flip Flip'.A29]" office:value-type="float" office:value="3" calcext:value-type="float">
            <text:p>3</text:p>
          </table:table-cell>
          <table:table-cell table:formula="of:=['Decoder A'.A94]" office:value-type="float" office:value="7" calcext:value-type="float">
            <text:p>7</text:p>
          </table:table-cell>
          <table:table-cell table:formula="of:=['Decoder B'.A6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DOT.A35]" office:value-type="float" office:value="4" calcext:value-type="float">
            <text:p>4</text:p>
          </table:table-cell>
          <table:table-cell/>
          <table:table-cell table:style-name="ce7" table:formula="of:=[.G7]*[.$G$5]+[.F7]*[.$F$5]+[.E7]*[.$E$5]+[.D7]*[.$D$5]+[.C7]*[.$C$5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table:formula="of:=['Flip Flip'.A30]" office:value-type="float" office:value="7" calcext:value-type="float">
            <text:p>7</text:p>
          </table:table-cell>
          <table:table-cell table:formula="of:=['Decoder A'.A95]" office:value-type="float" office:value="56" calcext:value-type="float">
            <text:p>56</text:p>
          </table:table-cell>
          <table:table-cell table:formula="of:=['Decoder B'.A68]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table:formula="of:=[.G8]*[.$G$5]+[.F8]*[.$F$5]+[.E8]*[.$E$5]+[.D8]*[.$D$5]+[.C8]*[.$C$5]"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"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Digit.A38]" office:value-type="float" office:value="21" calcext:value-type="float">
            <text:p>21</text:p>
          </table:table-cell>
          <table:table-cell table:formula="of:=[DOT.A36]" office:value-type="float" office:value="6" calcext:value-type="float">
            <text:p>6</text:p>
          </table:table-cell>
          <table:table-cell/>
          <table:table-cell table:style-name="ce7" table:formula="of:=[.G9]*[.$G$5]+[.F9]*[.$F$5]+[.E9]*[.$E$5]+[.D9]*[.$D$5]+[.C9]*[.$C$5]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table:style-name="ce2" office:value-type="string" calcext:value-type="string">
            <text:p>33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Digit.A36]" office:value-type="float" office:value="7" calcext:value-type="float">
            <text:p>7</text:p>
          </table:table-cell>
          <table:table-cell table:formula="of:=[DOT.A34]" office:value-type="float" office:value="2" calcext:value-type="float">
            <text:p>2</text:p>
          </table:table-cell>
          <table:table-cell/>
          <table:table-cell table:style-name="ce7" table:formula="of:=[.G10]*[.$G$5]+[.F10]*[.$F$5]+[.E10]*[.$E$5]+[.D10]*[.$D$5]+[.C10]*[.$C$5]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 office:value-type="string" calcext:value-type="string">
            <text:p>100R</text:p>
          </table:table-cell>
          <table:table-cell office:value-type="float" office:value="0" calcext:value-type="float">
            <text:p>0</text:p>
          </table:table-cell>
          <table:table-cell table:formula="of:=['Decoder A'.A93]" office:value-type="float" office:value="2" calcext:value-type="float">
            <text:p>2</text:p>
          </table:table-cell>
          <table:table-cell table:formula="of:=['Decoder B'.A66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table:formula="of:=[.G11]*[.$G$5]+[.F11]*[.$F$5]+[.E11]*[.$E$5]+[.D11]*[.$D$5]+[.C11]*[.$C$5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220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7" table:formula="of:=[.G12]*[.$G$5]+[.F12]*[.$F$5]+[.E12]*[.$E$5]+[.D12]*[.$D$5]+[.C12]*[.$C$5]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Pinheader</text:p>
          </table:table-cell>
          <table:table-cell table:formula="of:=['Flip Flip'.A31]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Digit.A39]" office:value-type="float" office:value="40" calcext:value-type="float">
            <text:p>40</text:p>
          </table:table-cell>
          <table:table-cell table:formula="of:=[DOT.A37]" office:value-type="float" office:value="8" calcext:value-type="float">
            <text:p>8</text:p>
          </table:table-cell>
          <table:table-cell/>
          <table:table-cell table:style-name="ce7" table:formula="of:=[.G13]*[.$G$5]+[.F13]*[.$F$5]+[.E13]*[.$E$5]+[.D13]*[.$D$5]+[.C13]*[.$C$5]" office:value-type="float" office:value="456" calcext:value-type="float">
            <text:p>4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2" office:value-type="string" calcext:value-type="string">
            <text:p>Fem.Pinheader</text:p>
          </table:table-cell>
          <table:table-cell office:value-type="float" office:value="0" calcext:value-type="float">
            <text:p>0</text:p>
          </table:table-cell>
          <table:table-cell table:formula="of:=['Decoder A'.A96]" office:value-type="float" office:value="40" calcext:value-type="float">
            <text:p>40</text:p>
          </table:table-cell>
          <table:table-cell table:formula="of:=['Decoder B'.A69]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table:formula="of:=[.G14]*[.$G$5]+[.F14]*[.$F$5]+[.E14]*[.$E$5]+[.D14]*[.$D$5]+[.C14]*[.$C$5]"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Imax</text:p>
          </table:table-cell>
          <table:table-cell table:formula="of:=7*4*[.C28]" office:value-type="float" office:value="560" calcext:value-type="float">
            <text:p>560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OTI calc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1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1b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h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outmin</text:p>
          </table:table-cell>
          <table:table-cell table:style-name="ce5" table:formula="of:=1.25*([.C34]+[.C36])/([.C36])" office:value-type="float" office:value="2.15" calcext:value-type="float">
            <text:p>2,1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max</text:p>
          </table:table-cell>
          <table:table-cell table:style-name="ce6" table:formula="of:=1.25*([.C34]+[.C35]+[.C36])/([.C36])" office:value-type="float" office:value="12.15" calcext:value-type="float">
            <text:p>12,1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in</text:p>
          </table:table-cell>
          <table:table-cell table:style-name="ce5" table:formula="of:=[.C38]/([.C34]+[.C36])*1000" office:value-type="float" office:value="0.5" calcext:value-type="float">
            <text:p>0,50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ax</text:p>
          </table:table-cell>
          <table:table-cell table:style-name="ce5" table:formula="of:=[.C39]/([.C34]+[.C35]+[.C36])*1000" office:value-type="float" office:value="0.5" calcext:value-type="float">
            <text:p>0,50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</table:table>
      <table:table table:name="Flip Flip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PinHeader_2.54mm:PinHeader_1x07_P2.54mm_Vertical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PinHeader_2.54mm:PinHeader_1x07_P2.54mm_Vertical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2.54mm_Vertical_AnodeUp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2.54mm_Vertical_AnodeUp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2.54mm_Vertical_AnodeUp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2.54mm_Vertical_AnodeUp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00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R</text:p>
          </table:table-cell>
          <table:table-cell table:number-columns-repeated="2"/>
        </table:table-row>
        <table:table-row table:style-name="ro1">
          <table:table-cell table:formula="of:=COUNTIF([.B1:.B23];&quot;LED&quot;)"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table:formula="of:=COUNTIF([.B1:.B23];&quot;FTR-B4&quot;)" office:value-type="float" office:value="3" calcext:value-type="float">
            <text:p>3</text:p>
          </table:table-cell>
          <table:table-cell office:value-type="string" calcext:value-type="string">
            <text:p>FTR-B4</text:p>
          </table:table-cell>
          <table:table-cell table:number-columns-repeated="2"/>
        </table:table-row>
        <table:table-row table:style-name="ro1">
          <table:table-cell table:formula="of:=COUNTIF([.B2:.B23];&quot;D&quot;)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nheader</text:p>
          </table:table-cell>
          <table:table-cell table:number-columns-repeated="2"/>
        </table:table-row>
      </table:table>
      <table:table table:name="Decoder A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_Rect_L7.0mm_W3.5mm_P2.50mm_P5.00mm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_Rect_L7.0mm_W3.5mm_P2.50mm_P5.00mm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5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 table:number-columns-repeated="2"/>
        </table:table-row>
        <table:table-row table:style-name="ro1">
          <table:table-cell table:formula="of:=COUNTIF([.B1:.B88];&quot;FTR-B4&quot;)" office:value-type="float" office:value="7" calcext:value-type="float">
            <text:p>7</text:p>
          </table:table-cell>
          <table:table-cell office:value-type="string" calcext:value-type="string">
            <text:p>FTR-B4</text:p>
          </table:table-cell>
          <table:table-cell table:number-columns-repeated="2"/>
        </table:table-row>
        <table:table-row table:style-name="ro1">
          <table:table-cell table:formula="of:=COUNTIF([.B1:.B88];&quot;D&quot;)" office:value-type="float" office:value="56" calcext:value-type="float">
            <text:p>56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m. Pinheader</text:p>
          </table:table-cell>
          <table:table-cell table:number-columns-repeated="2"/>
        </table:table-row>
      </table:table>
      <table:table table:name="Decoder B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_Rect_L7.0mm_W3.5mm_P2.50mm_P5.00mm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_Rect_L7.0mm_W3.5mm_P2.50mm_P5.00mm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8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JP9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:SolderJumper_01x02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 table:number-columns-repeated="2"/>
        </table:table-row>
        <table:table-row table:style-name="ro1">
          <table:table-cell table:formula="of:=COUNTIF([.B1:.B61];&quot;FTR-B4&quot;)" office:value-type="float" office:value="5" calcext:value-type="float">
            <text:p>5</text:p>
          </table:table-cell>
          <table:table-cell office:value-type="string" calcext:value-type="string">
            <text:p>FTR-B4</text:p>
          </table:table-cell>
          <table:table-cell table:number-columns-repeated="2"/>
        </table:table-row>
        <table:table-row table:style-name="ro1">
          <table:table-cell table:formula="of:=COUNTIF([.B1:.B61];&quot;D&quot;)"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em. Pinheader</text:p>
          </table:table-cell>
          <table:table-cell table:number-columns-repeated="2"/>
        </table:table-row>
      </table:table>
      <table:table table:name="Digi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COUNTIF([.B1:.B34];&quot;33R&quot;)" office:value-type="float" office:value="7" calcext:value-type="float">
            <text:p>7</text:p>
          </table:table-cell>
          <table:table-cell office:value-type="string" calcext:value-type="string">
            <text:p>33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TR-B4</text:p>
          </table:table-cell>
          <table:table-cell table:number-columns-repeated="2"/>
        </table:table-row>
        <table:table-row table:style-name="ro1">
          <table:table-cell table:formula="of:=COUNTIF([.B1:.B34];&quot;LED&quot;)" office:value-type="float" office:value="21" calcext:value-type="float">
            <text:p>21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inheader</text:p>
          </table:table-cell>
          <table:table-cell table:number-columns-repeated="2"/>
        </table:table-row>
      </table:table>
      <table:table table:name="DOT" table:style-name="ta1"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k5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_Rect_L7.0mm_W3.5mm_P2.50mm_P5.00mm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HT:C_Rect_L7.0mm_W3.5mm_P2.50mm_P5.00mm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0.97x1.50mm_HandSolder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FTR-B4</text:p>
          </table:table-cell>
          <table:table-cell office:value-type="string" calcext:value-type="string">
            <text:p>relayclock:FTR-B4_PTH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_NMOS_DSG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Q_NMOS_DSG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2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P1117-ADJ</text:p>
          </table:table-cell>
          <table:table-cell office:value-type="string" calcext:value-type="string">
            <text:p>TO_SOT_Packages_SMD:SOT-223-3_TabPin2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R</text:p>
          </table:table-cell>
          <table:table-cell table:number-columns-repeated="2"/>
        </table:table-row>
        <table:table-row table:style-name="ro1">
          <table:table-cell table:formula="of:=COUNTIF([.B2:.B29];&quot;FTR-B4&quot;)" office:value-type="float" office:value="4" calcext:value-type="float">
            <text:p>4</text:p>
          </table:table-cell>
          <table:table-cell office:value-type="string" calcext:value-type="string">
            <text:p>FTR-B4</text:p>
          </table:table-cell>
          <table:table-cell table:number-columns-repeated="2"/>
        </table:table-row>
        <table:table-row table:style-name="ro1">
          <table:table-cell table:formula="of:=COUNTIF([.B2:.B29];&quot;LED&quot;)" office:value-type="float" office:value="6" calcext:value-type="float">
            <text:p>6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nhead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Flip Flip'.A2:'Flip Flip'.C23">
          <table:sort>
            <table:sort-by table:field-number="2" table:data-type="automatic"/>
          </table:sort>
        </table:database-range>
        <table:database-range table:name="__Anonymous_Sheet_DB__2" table:target-range-address="'Decoder A'.A2:'Decoder A'.AMJ8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Decoder B'.A2:'Decoder B'.C60">
          <table:sort>
            <table:sort-by table:field-number="0" table:data-type="automatic"/>
          </table:sort>
        </table:database-range>
        <table:database-range table:name="__Anonymous_Sheet_DB__4" table:target-range-address="Digit.A2:Digit.C33">
          <table:sort>
            <table:sort-by table:field-number="0" table:data-type="automatic"/>
          </table:sort>
        </table:database-range>
        <table:database-range table:name="__Anonymous_Sheet_DB__5" table:target-range-address="DOT.A2:DOT.C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.00.0000</text:date>, <text:time style:data-style-name="N2" text:time-value="10:28:05.1268153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4T17:18:56.506330734</dc:date>
    <meta:editing-duration>PT4H12M58S</meta:editing-duration>
    <meta:editing-cycles>11</meta:editing-cycles>
    <meta:generator>LibreOffice/5.1.6.2$Linux_X86_64 LibreOffice_project/10m0$Build-2</meta:generator>
    <meta:document-statistic meta:table-count="6" meta:cell-count="840" meta:object-count="0"/>
  </office:meta>
</office:document-meta>
</file>